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3.0917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fo:font-size="14pt"/>
    </style:style>
    <style:style style:name="ce2" style:family="table-cell" style:parent-style-name="Default">
      <style:table-cell-properties fo:border-bottom="none" fo:background-color="#ccccff" fo:border-left="none" fo:border-right="none" fo:border-top="0.0154in double #000000" style:border-line-width-top="0.0008in 0.0138in 0.0008in"/>
      <style:text-properties fo:font-weight="bold"/>
    </style:style>
    <style:style style:name="ce3" style:family="table-cell" style:parent-style-name="Default">
      <style:table-cell-properties fo:border-bottom="0.0071in solid #000000" fo:background-color="#ccccff" fo:border-left="none" fo:border-right="none" fo:border-top="0.0154in double #000000" style:border-line-width-top="0.0008in 0.0138in 0.0008in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order-bottom="none" fo:background-color="#ccccff" fo:border-left="none" fo:border-right="none" fo:border-top="0.0154in double #000000" style:border-line-width-top="0.0008in 0.0138in 0.0008in"/>
    </style:style>
    <style:style style:name="ce6" style:family="table-cell" style:parent-style-name="Default">
      <style:table-cell-properties fo:border-bottom="none" fo:background-color="#9999ff" fo:border-left="none" fo:border-right="none" fo:border-top="0.0154in double #000000" style:border-line-width-top="0.0008in 0.0138in 0.0008in"/>
      <style:text-properties fo:font-weight="bold"/>
    </style:style>
    <style:style style:name="ce7" style:family="table-cell" style:parent-style-name="Default">
      <style:table-cell-properties fo:border-bottom="0.0071in solid #000000" fo:background-color="#9999ff" fo:border-left="none" fo:border-right="none" fo:border-top="0.0154in double #000000" style:border-line-width-top="0.0008in 0.0138in 0.0008in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order-bottom="none" fo:background-color="#9999ff" fo:border-left="none" fo:border-right="none" fo:border-top="0.0154in double #000000" style:border-line-width-top="0.0008in 0.0138in 0.0008in"/>
    </style:style>
    <style:style style:name="ce10" style:family="table-cell" style:parent-style-name="Default">
      <style:table-cell-properties fo:background-color="#ffcc99"/>
      <style:text-properties fo:font-size="14pt"/>
    </style:style>
    <style:style style:name="ce11" style:family="table-cell" style:parent-style-name="Default">
      <style:table-cell-properties fo:border-bottom="none" fo:background-color="#ffcc99" fo:border-left="none" fo:border-right="none" fo:border-top="0.0154in double #000000" style:border-line-width-top="0.0008in 0.0138in 0.0008in"/>
      <style:text-properties fo:font-weight="bold"/>
    </style:style>
    <style:style style:name="ce12" style:family="table-cell" style:parent-style-name="Default">
      <style:table-cell-properties fo:border-bottom="0.0071in solid #000000" fo:background-color="#ffcc99" fo:border-left="none" fo:border-right="none" fo:border-top="0.0154in double #000000" style:border-line-width-top="0.0008in 0.0138in 0.0008in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order-bottom="none" fo:background-color="#ffcc99" fo:border-left="none" fo:border-right="none" fo:border-top="0.0154in double #000000" style:border-line-width-top="0.0008in 0.0138in 0.0008in"/>
    </style:style>
    <style:style style:name="ce15" style:family="table-cell" style:parent-style-name="Default">
      <style:table-cell-properties fo:border-bottom="none" fo:background-color="#ff9966" fo:border-left="none" fo:border-right="none" fo:border-top="0.0154in double #000000" style:border-line-width-top="0.0008in 0.0138in 0.0008in"/>
      <style:text-properties fo:font-weight="bold"/>
    </style:style>
    <style:style style:name="ce16" style:family="table-cell" style:parent-style-name="Default">
      <style:table-cell-properties fo:border-bottom="0.0071in solid #000000" fo:background-color="#ff9966" fo:border-left="none" fo:border-right="none" fo:border-top="0.0154in double #000000" style:border-line-width-top="0.0008in 0.0138in 0.0008in"/>
    </style:style>
    <style:style style:name="ce17" style:family="table-cell" style:parent-style-name="Default">
      <style:table-cell-properties fo:background-color="#ff9966"/>
    </style:style>
    <style:style style:name="ce18" style:family="table-cell" style:parent-style-name="Default">
      <style:table-cell-properties fo:border-bottom="none" fo:background-color="#ff9966" fo:border-left="none" fo:border-right="none" fo:border-top="0.0154in double #000000" style:border-line-width-top="0.0008in 0.0138in 0.0008in"/>
    </style:style>
    <style:style style:name="T1" style:family="text">
      <style:text-properties fo:color="#000000" style:font-name="Courier New" fo:font-size="8pt" style:font-name-asian="Courier New" style:font-size-asian="8pt" style:font-name-complex="Courier New" style:font-size-complex="8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column table:style-name="co1" table:default-cell-style-name="ce8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row table:style-name="ro1">
          <table:table-cell table:style-name="Default" office:value-type="string">
            <text:p>Mappings for Signet and the SubjectAPI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</table:table-row>
        <table:table-row table:style-name="ro2">
          <table:table-cell table:style-name="ce1" office:value-type="string">
            <text:p>Signet</text:p>
          </table:table-cell>
          <table:table-cell/>
          <table:table-cell table:style-name="ce4" table:number-columns-repeated="2"/>
          <table:table-cell table:style-name="ce10" office:value-type="string">
            <text:p>SubjectAPI</text:p>
          </table:table-cell>
          <table:table-cell/>
          <table:table-cell table:style-name="ce13" table:number-columns-repeated="2"/>
        </table:table-row>
        <table:table-row table:style-name="ro1">
          <table:table-cell table:style-name="ce2" office:value-type="string">
            <text:p>Signet DB</text:p>
          </table:table-cell>
          <table:table-cell table:style-name="ce5"/>
          <table:table-cell table:style-name="ce6" office:value-type="string">
            <text:p>subjectSources.xml</text:p>
          </table:table-cell>
          <table:table-cell table:style-name="ce9"/>
          <table:table-cell table:style-name="ce11" office:value-type="string">
            <text:p>sources.xml</text:p>
          </table:table-cell>
          <table:table-cell table:style-name="ce14"/>
          <table:table-cell table:style-name="ce15" office:value-type="string">
            <text:p>Subject DB</text:p>
          </table:table-cell>
          <table:table-cell table:style-name="ce18"/>
        </table:table-row>
        <table:table-row table:style-name="ro1" table:number-rows-repeated="2">
          <table:table-cell table:style-name="ce2"/>
          <table:table-cell table:style-name="ce5"/>
          <table:table-cell table:style-name="ce6"/>
          <table:table-cell table:style-name="ce9"/>
          <table:table-cell table:style-name="ce11"/>
          <table:table-cell table:style-name="ce14"/>
          <table:table-cell table:style-name="ce15"/>
          <table:table-cell table:style-name="ce18"/>
        </table:table-row>
        <table:table-row table:style-name="ro3">
          <table:table-cell table:style-name="ce3" office:value-type="string">
            <text:p>table signet_subject</text:p>
          </table:table-cell>
          <table:table-cell table:style-name="ce3" office:value-type="string">
            <text:p>table signet_subjectattribute</text:p>
          </table:table-cell>
          <table:table-cell table:style-name="ce7" office:value-type="string">
            <text:p>Signet Attributes of Interest</text:p>
            <text:p>(persistedSubjectSource)</text:p>
          </table:table-cell>
          <table:table-cell table:style-name="ce7" office:value-type="string">
            <text:p>SignetSubjectSource</text:p>
          </table:table-cell>
          <table:table-cell table:style-name="ce12" office:value-type="string">
            <text:p>Source</text:p>
            <text:p>(init-param)</text:p>
          </table:table-cell>
          <table:table-cell table:style-name="ce12" office:value-type="string">
            <text:p>Source</text:p>
            <text:p>(SQL)</text:p>
          </table:table-cell>
          <table:table-cell table:style-name="ce16" office:value-type="string">
            <text:p>table subject</text:p>
          </table:table-cell>
          <table:table-cell table:style-name="ce16" office:value-type="string">
            <text:p>table subjectattribute</text:p>
          </table:table-cell>
        </table:table-row>
        <table:table-row table:style-name="ro4">
          <table:table-cell table:number-columns-repeated="4"/>
          <table:table-cell office:value-type="string">
            <text:p>id *</text:p>
          </table:table-cell>
          <table:table-cell office:value-type="string">
            <text:p>subjectattribute.value, where name='loginid'</text:p>
          </table:table-cell>
          <table:table-cell/>
          <table:table-cell office:value-type="string">
            <text:p>value, where name='loginid'</text:p>
          </table:table-cell>
        </table:table-row>
        <table:table-row table:style-name="ro4">
          <table:table-cell table:number-columns-repeated="4"/>
          <table:table-cell office:value-type="string">
            <text:p>name *</text:p>
          </table:table-cell>
          <table:table-cell office:value-type="string">
            <text:p>subjectattribute.value, where name='name'</text:p>
          </table:table-cell>
          <table:table-cell/>
          <table:table-cell office:value-type="string">
            <text:p>value, where name='name'</text:p>
          </table:table-cell>
        </table:table-row>
        <table:table-row table:style-name="ro4">
          <table:table-cell table:number-columns-repeated="4"/>
          <table:table-cell office:value-type="string">
            <text:p>description *</text:p>
          </table:table-cell>
          <table:table-cell office:value-type="string">
            <text:p>subjectattribute.value, where name='description'</text:p>
          </table:table-cell>
          <table:table-cell/>
          <table:table-cell office:value-type="string">
            <text:p>value, where name='description'</text:p>
          </table:table-cell>
        </table:table-row>
        <table:table-row table:style-name="ro4">
          <table:table-cell table:number-columns-repeated="5"/>
          <table:table-cell office:value-type="string">
            <text:p>subjectattribute.value, where name='all'</text:p>
          </table:table-cell>
          <table:table-cell/>
          <table:table-cell office:value-type="string">
            <text:p>value, where name='all'</text:p>
          </table:table-cell>
        </table:table-row>
        <table:table-row table:style-name="ro4">
          <table:table-cell table:number-columns-repeated="5"/>
          <table:table-cell office:value-type="string">
            <text:p>subject.subjecttypeid</text:p>
          </table:table-cell>
          <table:table-cell office:value-type="string">
            <text:p>subjecttypei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subject.subjecid as subjectid</text:p>
          </table:table-cell>
          <table:table-cell office:value-type="string">
            <text:p>subjecti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subject.name as subj_name</text:p>
          </table:table-cell>
          <table:table-cell office:value-type="string">
            <text:p>name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subject.description as subj_description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subject.displayid as subj_displayid</text:p>
          </table:table-cell>
          <table:table-cell office:value-type="string">
            <text:p>displayi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subject.modifydatetime as subj_moddate</text:p>
          </table:table-cell>
          <table:table-cell office:value-type="string">
            <text:p>modifydatetime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number-columns-repeated="4"/>
          <table:table-cell office:value-type="string">
            <text:p>* : hard-coded via init-param '<text:span text:style-name="T1">SubjectID_AttributeType'</text:span>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9">09/19/2006</text:date>, <text:time>18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18T15:51:59</meta:creation-date>
    <dc:date>2006-09-19T18:46:28</dc:date>
    <dc:language>en-US</dc:language>
    <meta:editing-cycles>4</meta:editing-cycles>
    <meta:editing-duration>PT10H7M47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